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ftReferenceGrammarPool.equals( XMLGrammarDescription desc1 , XMLGrammarDescription desc2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oftReferenceGrammarPool.cle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ftReferenceGrammarPool.removeEntry( Entry 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ftReferenceGrammarPool.unlock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erenceGrammarPool.putGrammar( Grammar gramma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oftGrammarReference.SoftGrammarReference( Entry entry , Grammar grammar , ReferenceQueue 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ftReferenceGrammarPool.retrieveGrammar( XMLGrammar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erenceGrammarPool.retrieveInitialGrammarSet( String gramma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ftReferenceGrammarPool.containsGrammar( XMLGrammarDescription des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ntry.Entry( int hash , int bucket , XMLGrammarDescription desc , Grammar grammar , Entry next , ReferenceQueue que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ry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ftReferenceGrammarPool.hashCode( XMLGrammarDescription des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ftReferenceGrammarPool.removeGrammar( XMLGrammarDescription des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ftReferenceGrammarPool.clea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ftReferenceGrammarPool.cacheGrammars( String grammarType , Grammar [ ] gramma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ftReferenceGrammarPool.lock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ReferenceGrammarPool.getGrammar( XMLGrammarDescription des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ftReferenceGrammarPool.SoftReferenceGrammar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ftReferenceGrammarPool.SoftReferenceGrammarPool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